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0" style:family="table-column">
      <style:table-column-properties fo:break-before="auto" style:column-width="1.2437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3" style:family="table-column">
      <style:table-column-properties fo:break-before="auto" style:column-width="0.6165in"/>
    </style:style>
    <style:style style:name="co74" style:family="table-column">
      <style:table-column-properties fo:break-before="auto" style:column-width="0.8626in"/>
    </style:style>
    <style:style style:name="co75" style:family="table-column">
      <style:table-column-properties fo:break-before="auto" style:column-width="1.5098in"/>
    </style:style>
    <style:style style:name="co76" style:family="table-column">
      <style:table-column-properties fo:break-before="auto" style:column-width="6.2201in"/>
    </style:style>
    <style:style style:name="co77"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68" style:family="table-column">
      <style:table-column-properties fo:break-before="auto" style:column-width="0.6661in"/>
    </style:style>
    <style:style style:name="co65" style:family="table-column">
      <style:table-column-properties fo:break-before="auto" style:column-width="1.7846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66" style:family="table-column">
      <style:table-column-properties fo:break-before="auto" style:column-width="0.702in"/>
    </style:style>
    <style:style style:name="co67" style:family="table-column">
      <style:table-column-properties fo:break-before="auto" style:column-width="0.678in"/>
    </style:style>
    <style:style style:name="co84" style:family="table-column">
      <style:table-column-properties fo:break-before="auto" style:column-width="2.1071in"/>
    </style:style>
    <style:style style:name="co85" style:family="table-column">
      <style:table-column-properties fo:break-before="auto" style:column-width="5.5075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8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2.9744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178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52" style:family="table-row">
      <style:table-row-properties style:row-height="2.5283in" fo:break-before="auto" style:use-optimal-row-height="true"/>
    </style:style>
    <style:style style:name="ro46" style:family="table-row">
      <style:table-row-properties style:row-height="4.0626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60" style:family="table-row">
      <style:table-row-properties style:row-height="0.1791in" fo:break-before="auto" style:use-optimal-row-height="true"/>
    </style:style>
    <style:style style:name="ro61" style:family="table-row">
      <style:table-row-properties style:row-height="1.253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 style:family="table-cell" style:parent-style-name="Default" style:data-style-name="N100">
      <style:table-cell-properties fo:background-color="transparent"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6" style:family="table-cell" style:parent-style-name="Default">
      <style:table-cell-properties fo:wrap-option="wrap"/>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1"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62"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7" style:family="table-cell" style:parent-style-name="Default" style:data-style-name="N100">
      <style:table-cell-properties style:text-align-source="fix" style:repeat-content="false"/>
      <style:paragraph-properties fo:text-align="end"/>
    </style:style>
    <style:style style:name="ce68" style:family="table-cell" style:parent-style-name="Default" style:data-style-name="N100">
      <style:table-cell-properties fo:wrap-option="wrap"/>
    </style:style>
    <style:style style:name="ce6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70"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71" style:family="table-cell" style:parent-style-name="Default" style:data-style-name="N100">
      <style:table-cell-properties style:text-align-source="fix" style:repeat-content="false" fo:wrap-option="wrap"/>
      <style:paragraph-properties fo:text-align="end"/>
    </style:style>
    <style:style style:name="ce72"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7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7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75"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76"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7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78" style:family="table-cell" style:parent-style-name="Default" style:data-style-name="N100">
      <style:table-cell-properties fo:wrap-option="wrap"/>
      <style:text-properties style:font-size-complex="5.65000009536743pt"/>
    </style:style>
    <style:style style:name="ce7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0"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82"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8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84" style:family="table-cell" style:parent-style-name="Default" style:data-style-name="N100">
      <style:table-cell-properties style:text-align-source="fix" style:repeat-content="false" fo:wrap-option="no-wrap"/>
      <style:paragraph-properties fo:text-align="start"/>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21" style:family="text">
      <style:text-properties fo:font-weight="normal" style:font-weight-asian="normal" style:font-weight-complex="normal"/>
    </style:style>
    <style:style style:name="T10" style:family="text">
      <style:text-properties style:font-size-complex="5.69999980926514pt"/>
    </style:style>
    <style:style style:name="T13" style:family="text">
      <style:text-properties fo:font-size="10pt" style:font-size-asian="10pt" style:font-size-complex="5.69999980926514pt"/>
    </style:style>
    <style:style style:name="T12" style:family="text">
      <style:text-properties fo:font-size="10pt" fo:font-weight="bold" style:font-size-asian="10pt" style:font-weight-asian="bold" style:font-size-complex="5.69999980926514pt" style:font-weight-complex="bold"/>
    </style:style>
    <style:style style:name="T11" style:family="text">
      <style:text-properties fo:font-weight="bold" style:font-weight-asian="bold" style:font-size-complex="5.69999980926514pt" style:font-weight-complex="bold"/>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17" style:family="text">
      <style:text-properties fo:font-size="12pt"/>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48" style:family="text">
      <style:text-properties fo:language="en" fo:country="US" style:font-size-complex="5.69999980926514pt"/>
    </style:style>
    <style:style style:name="T49" style:family="text">
      <style:text-properties fo:language="en" fo:country="US" fo:font-weight="bold" style:font-weight-asian="bold" style:font-size-complex="5.69999980926514pt" style:font-weight-complex="bold"/>
    </style:style>
    <style:style style:name="T50" style:family="text">
      <style:text-properties fo:font-size="10pt" fo:language="en" fo:country="US" fo:font-weight="bold" style:font-size-asian="10pt" style:font-weight-asian="bold" style:font-size-complex="5.69999980926514pt" style:font-weight-complex="bold"/>
    </style:style>
    <style:style style:name="T51" style:family="text">
      <style:text-properties fo:font-size="10pt" fo:language="en" fo:country="US" fo:font-weight="normal" style:font-size-asian="10pt" style:font-weight-asian="normal" style:font-size-complex="5.69999980926514pt" style:font-weight-complex="normal"/>
    </style:style>
    <style:style style:name="T5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5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MTF and Time Facto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3">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4">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6">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6">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8">
          <table:table-cell/>
          <table:table-cell office:value-type="string">
            <text:p>201-202. <text:s/>Note: It is pg. 202 that has the word "factor".</text:p>
          </table:table-cell>
          <table:table-cell table:number-columns-repeated="2"/>
          <table:table-cell table:style-name="ce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9">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10">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11">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3">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12">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9">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9">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13">
          <table:table-cell table:style-name="Default" table:number-columns-repeated="6"/>
        </table:table-row>
        <table:table-row table:style-name="ro13" table:number-rows-repeated="1048553">
          <table:table-cell table:number-columns-repeated="6"/>
        </table:table-row>
        <table:table-row table:style-name="ro13">
          <table:table-cell table:number-columns-repeated="6"/>
        </table:table-row>
      </table:table>
      <table:table table:name="St. Marie" table:style-name="ta1" table:print="false">
        <table:table-column table:style-name="co66" table:default-cell-style-name="ce65"/>
        <table:table-column table:style-name="co67" table:default-cell-style-name="ce65"/>
        <table:table-column table:style-name="co84" table:default-cell-style-name="ce65"/>
        <table:table-column table:style-name="co10" table:default-cell-style-name="ce65"/>
        <table:table-column table:style-name="co85" table:default-cell-style-name="ce65"/>
        <table:table-column table:style-name="co84" table:default-cell-style-name="ce65"/>
        <table:table-column table:style-name="co4" table:number-columns-repeated="1018" table:default-cell-style-name="ce65"/>
        <table:table-row table:style-name="ro60">
          <table:table-cell table:style-name="ce61" office:value-type="string">
            <text:p>rluu: The St. Marie is a small Ezekiel Airplane. <text:s/>Read document <text:s/>“EzekielAirplane.odt” which is the text describing the Ezekiel Airplane. <text:s/></text:p>
          </table:table-cell>
          <table:table-cell table:style-name="ce69" table:number-columns-repeated="5"/>
          <table:table-cell table:style-name="ce84" table:number-columns-repeated="1018"/>
        </table:table-row>
        <table:table-row table:style-name="ro60">
          <table:table-cell table:style-name="ce62" office:value-type="string">
            <text:p>rluu: This spreadsheet page will just have the information about the St. Marie, and its uses starting from when it was identified.</text:p>
          </table:table-cell>
          <table:table-cell table:style-name="ce69" table:number-columns-repeated="5"/>
          <table:table-cell table:style-name="ce84" table:number-columns-repeated="1018"/>
        </table:table-row>
        <table:table-row table:style-name="ro60">
          <table:table-cell table:style-name="ce62" office:value-type="string">
            <text:p>rluu: See WITS posts: #19629, #18658, and the reloaded 118 post.</text:p>
          </table:table-cell>
          <table:table-cell table:style-name="ce69" table:number-columns-repeated="5"/>
          <table:table-cell table:style-name="ce84" table:number-columns-repeated="1018"/>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cell table:number-columns-repeated="1018"/>
        </table:table-row>
        <table:table-row table:style-name="ro9">
          <table:table-cell table:style-name="ce64"/>
          <table:table-cell table:style-name="ce64" office:value-type="float" office:value="96">
            <text:p>96</text:p>
          </table:table-cell>
          <table:table-cell table:style-name="ce64" office:value-type="string">
            <text:p>None given, but between April 25, 1927 and April 30, 1927.</text:p>
          </table:table-cell>
          <table:table-cell table:style-name="ce64"/>
          <table:table-cell table:style-name="ce64"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4"/>
          <table:table-cell table:number-columns-repeated="1018"/>
        </table:table-row>
        <table:table-row table:style-name="ro14">
          <table:table-cell office:value-type="string">
            <text:p>19</text:p>
          </table:table-cell>
          <table:table-cell office:value-type="string">
            <text:p>224-225</text:p>
          </table:table-cell>
          <table:table-cell table:style-name="ce70" office:value-type="string">
            <text:p><text:s/>In the early part of 1928</text:p>
          </table:table-cell>
          <table:table-cell/>
          <table:table-cell table:style-name="ce73" office:value-type="string">
            <text:p><text:span text:style-name="T48">In the early part of 1928 Robert calculated that war was inevitable between </text:span><text:span text:style-name="T49">England</text:span><text:span text:style-name="T48"> and </text:span><text:span text:style-name="T49">Russia</text:span><text:span text:style-name="T48">. He figured that the war would start not later than the </text:span><text:span text:style-name="T49">summer</text:span><text:span text:style-name="T48"> and that many nations would be involved and that later an attack </text:span><text:span text:style-name="T48">on the United States would come. </text:span><text:span text:style-name="T50">His first airplane was now completed</text:span><text:span text:style-name="T48">, </text:span><text:span text:style-name="T48">-- a small one according to the plan laid down by Ezekiel in the Bible. The </text:span><text:span text:style-name="T48">plane had four wings and could fly on either one of its four sides. It had a </text:span><text:span text:style-name="T48">new motor with 12 cylinders and could be operated either with gas, </text:span><text:span text:style-name="T48">electricity or compressed air. He had constructed a wheel within a wheel </text:span><text:span text:style-name="T48">so that he could lower his plane and land anywhere he chose and could </text:span><text:span text:style-name="T48">rise straight up. One motor had a propeller in the center of the plane to lift </text:span><text:span text:style-name="T48">it up while the other motor started its direct motion. He could drive his </text:span><text:span text:style-name="T48">plane backwards or forwards. It was a great success and the </text:span><text:span text:style-name="T50">boy wizard </text:span><text:span text:style-name="T50">of Wall Street </text:span><text:span text:style-name="T51">[connection to page 200] </text:span><text:span text:style-name="T48">was now hailed as </text:span><text:span text:style-name="T50">a new </text:span><text:span text:style-name="T50">Lindbergh of the air</text:span><text:span text:style-name="T48">. There was an extra motor built with a collapsible </text:span><text:span text:style-name="T48">propeller so that he could shift it from the center of the airplane to the tail, </text:span><text:span text:style-name="T48">enabling it to go backward or forward as he willed. The wings were so </text:span><text:span text:style-name="T48">arranged that they could either remain stationary or be set in motion up or </text:span><text:span text:style-name="T48">down by motor. This was a new and valuable feature in the construction of </text:span><text:span text:style-name="T48">airplanes. </text:span></text:p>
          </table:table-cell>
          <table:table-cell table:style-name="ce80" office:value-type="string">
            <text:p><text:span text:style-name="T52">This is describing his first airplane, the St. Marie. <text:s/>Regarding “</text:span><text:span text:style-name="T53">boy wizard </text:span><text:span text:style-name="T53">of Wall Street”, there's a </text:span><text:span text:style-name="T54">connection to page 200. <text:s/>It is strange that the boy </text:span><text:span text:style-name="T54">and wizard are not capitalized. <text:s/></text:span></text:p>
          </table:table-cell>
          <table:table-cell table:number-columns-repeated="1018"/>
        </table:table-row>
        <table:table-row table:style-name="ro9">
          <table:table-cell table:style-name="ce66" office:value-type="string">
            <text:p>19</text:p>
          </table:table-cell>
          <table:table-cell table:style-name="ce66" office:value-type="string">
            <text:p>225</text:p>
          </table:table-cell>
          <table:table-cell table:style-name="ce70" office:value-type="string">
            <text:p><text:s/>In the early part of 1928</text:p>
          </table:table-cell>
          <table:table-cell table:style-name="ce66"/>
          <table:table-cell table:style-name="ce74" office:value-type="string">
            <text:p><text:span text:style-name="T6">Robert's next invention was to build a </text:span><text:span text:style-name="T7">silent motor, </text:span><text:span text:style-name="T8">or a muffler</text:span><text:span text:style-name="T9">, which </text:span><text:span text:style-name="T9">would prevent any sound. He knew that this would be very useful in war. </text:span><text:span text:style-name="T9">After he had completed this invention, tested it and proved it a success, he </text:span><text:span text:style-name="T9">offered it to the United States Government, but after the army officers, who </text:span><text:span text:style-name="T9">knew very little about this new invention had looked it over, they refused it. </text:span><text:span text:style-name="T9">Robert then sailed away in his new plane which he had named </text:span><text:span text:style-name="T8">"The St. </text:span><text:span text:style-name="T8">Marie." </text:span></text:p>
          </table:table-cell>
          <table:table-cell table:style-name="ce81"/>
          <table:table-cell table:number-columns-repeated="1018"/>
        </table:table-row>
        <table:table-row table:style-name="ro3">
          <table:table-cell office:value-type="string">
            <text:p>19</text:p>
          </table:table-cell>
          <table:table-cell office:value-type="string">
            <text:p>225</text:p>
          </table:table-cell>
          <table:table-cell office:value-type="string">
            <text:p>Spring of 1928</text:p>
          </table:table-cell>
          <table:table-cell/>
          <table:table-cell table:style-name="ce75" office:value-type="string">
            <text:p><text:span text:style-name="T7">He visited England, France, Germany and in the Spring of 1928 made </text:span><text:span text:style-name="T7">the longest successful flight to Japan, where he was received with </text:span><text:span text:style-name="T7">great honor. </text:span><text:span text:style-name="T6">Japan was very much interested in his new plane and in his </text:span><text:span text:style-name="T6">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61">
          <table:table-cell table:style-name="ce67" office:value-type="string">
            <text:p>19</text:p>
          </table:table-cell>
          <table:table-cell table:style-name="ce67" office:value-type="string">
            <text:p>225</text:p>
          </table:table-cell>
          <table:table-cell table:style-name="ce71" office:value-type="string">
            <text:p>Summer of 1928</text:p>
          </table:table-cell>
          <table:table-cell table:style-name="ce71"/>
          <table:table-cell table:style-name="ce76" office:value-type="string">
            <text:p><text:span text:style-name="T10"><text:s/></text:span><text:span text:style-name="T10">While in Japan Robert was entertained and introduced to many beautiful </text:span><text:span text:style-name="T10">titled ladies and prominent men, but he remained loyal to Marie for his </text:span><text:span text:style-name="T10">great success had not turned his head. He was still searching for Marie, </text:span><text:span text:style-name="T10">always hoping to find her. </text:span><text:span text:style-name="T11">He returned to New York [from Japan] in the </text:span><text:span text:style-name="T11">Summer of 1928</text:span><text:span text:style-name="T10"> and was now reputed as being worth more than a million </text:span><text:span text:style-name="T10">dollars, after making more successful deals in stocks, cotton and wheat.</text:span></text:p>
          </table:table-cell>
          <table:table-cell table:style-name="ce82" office:value-type="string">
            <text:p><text:span text:style-name="T17">Note that Summer of 1928 is highlighted, and then a specific </text:span><text:span text:style-name="T17">part of the month is given for the same event </text:span><text:span text:style-name="T55"><text:s/>(on page 226)</text:span><text:span text:style-name="T17">. <text:s/></text:span><text:span text:style-name="T17">Thus, Gann wants us to pay attention to the season here. <text:s/></text:span></text:p>
          </table:table-cell>
          <table:table-cell table:number-columns-repeated="1018"/>
        </table:table-row>
        <table:table-row table:style-name="ro16">
          <table:table-cell office:value-type="string">
            <text:p>19</text:p>
          </table:table-cell>
          <table:table-cell office:value-type="string">
            <text:p>226</text:p>
          </table:table-cell>
          <table:table-cell office:value-type="string">
            <text:p>May 1928</text:p>
          </table:table-cell>
          <table:table-cell/>
          <table:table-cell table:style-name="ce76" office:value-type="string">
            <text:p><text:s/>In May, 1928, Walter received a <text:span text:style-name="T1">radio</text:span>gram from Robert saying that <text:span text:style-name="T1">he </text:span><text:span text:style-name="T1">was leaving Japan the latter part of the month and was going to sail </text:span><text:span text:style-name="T1">"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text:span><text:span text:style-name="T1">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83" office:value-type="string">
            <text:p>What is a <text:span text:style-name="T1">radio</text:span>gram? <text:s/><text:span text:style-name="T56">Note also, that they greet Robert on his </text:span><text:span text:style-name="T57">return</text:span><text:span text:style-name="T56">.</text:span></text:p>
          </table:table-cell>
          <table:table-cell table:number-columns-repeated="1018"/>
        </table:table-row>
        <table:table-row table:style-name="ro3">
          <table:table-cell office:value-type="string">
            <text:p>19</text:p>
          </table:table-cell>
          <table:table-cell office:value-type="string">
            <text:p>227</text:p>
          </table:table-cell>
          <table:table-cell table:style-name="ce72" office:value-type="string">
            <text:p>May 1928</text:p>
          </table:table-cell>
          <table:table-cell/>
          <table:table-cell table:style-name="ce77" office:value-type="string">
            <text:p><text:span text:style-name="T10">[RG] had built the most marvelous</text:span><text:span text:style-name="T11"> airplane of the age</text:span><text:span text:style-name="T10">; invented a muffler </text:span><text:span text:style-name="T10">to make an airplane noiseless; had </text:span><text:span text:style-name="T11">driven</text:span><text:span text:style-name="T10"> his own plane, </text:span><text:span text:style-name="T11">"The St. Marie" </text:span><text:span text:style-name="T11">to Japan</text:span><text:span text:style-name="T10"> where he had been received with great honors and the </text:span><text:span text:style-name="T10">Japanese Government had bought his invention for making airplanes </text:span><text:span text:style-name="T10">silent.</text:span></text:p>
          </table:table-cell>
          <table:table-cell table:number-columns-repeated="1019"/>
        </table:table-row>
        <table:table-row table:style-name="ro11">
          <table:table-cell table:style-name="ce68" office:value-type="string">
            <text:p>19</text:p>
          </table:table-cell>
          <table:table-cell table:style-name="ce68" office:value-type="string">
            <text:p>227-228</text:p>
          </table:table-cell>
          <table:table-cell table:style-name="ce68" office:value-type="string">
            <text:p>June 9, 1928</text:p>
          </table:table-cell>
          <table:table-cell table:style-name="ce68"/>
          <table:table-cell table:style-name="ce78" office:value-type="string">
            <text:p><text:span text:style-name="T10"><text:s/></text:span><text:span text:style-name="T10">On June 9th Robert Gordon's 22nd birthday, the great reception took </text:span><text:span text:style-name="T10">place. The special train bearing the leading citizens of Texarkana arrived, </text:span><text:span text:style-name="T10">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text:span><text:span text:style-name="T11">miles per hour. </text:span></text:p>
          </table:table-cell>
          <table:table-cell table:number-columns-repeated="1019"/>
        </table:table-row>
        <table:table-row table:style-name="ro7">
          <table:table-cell table:style-name="ce68" office:value-type="string">
            <text:p>20</text:p>
          </table:table-cell>
          <table:table-cell table:style-name="ce68" office:value-type="string">
            <text:p>237</text:p>
          </table:table-cell>
          <table:table-cell table:style-name="ce68" office:value-type="string">
            <text:p>Near the end of 1928.</text:p>
          </table:table-cell>
          <table:table-cell table:style-name="ce68"/>
          <table:table-cell table:style-name="ce78"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76" office:value-type="string">
            <text:p><text:s/>He was so strongly impressed with the dream [of Marie in Paris] that he decided to leave at once. Told Walter to give the mechanics instructions to <text:span text:style-name="T1">put his old ship "The St. Marie" in shape to sail at once. It was a </text:span><text:span text:style-name="T1">matter of only a couple of days until they reported that "The St. </text:span><text:span text:style-name="T1">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text:span><text:span text:style-name="T1">started his flight to Paris and arrived there promptly in the evening</text:span> and went to visit some friends and acquaintances. After talking over the war situation and his forecasts of the great war yet to come, <text:span text:style-name="T1">he decided </text:span><text:span text:style-name="T1">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3">
          <table:table-cell table:style-name="ce67" office:value-type="string">
            <text:p>20</text:p>
          </table:table-cell>
          <table:table-cell table:style-name="ce67" office:value-type="string">
            <text:p>243</text:p>
          </table:table-cell>
          <table:table-cell table:style-name="ce71" office:value-type="string">
            <text:p>Latter part of Feburary 1929</text:p>
          </table:table-cell>
          <table:table-cell table:style-name="ce71"/>
          <table:table-cell table:style-name="ce79" office:value-type="string">
            <text:p><text:span text:style-name="T10"><text:s/></text:span><text:span text:style-name="T10">RG attends the Aviators' Costume Ball to take place in the Hotel </text:span><text:span text:style-name="T10">Lafayette. </text:span><text:span text:style-name="T13"><text:s/>They asked Robert if he did not have a plane to </text:span><text:span text:style-name="T10">enter or if he </text:span><text:span text:style-name="T10">could not demonstrate something with </text:span><text:span text:style-name="T11">"The St. Marie."</text:span><text:span text:style-name="T10"> He told them that </text:span><text:span text:style-name="T10">his health was not good and that he was not interested in entering a plane </text:span><text:span text:style-name="T10">at this time. </text:span></text:p>
          </table:table-cell>
          <table:table-cell table:number-columns-repeated="1019"/>
        </table:table-row>
        <table:table-row table:style-name="ro9">
          <table:table-cell office:value-type="string">
            <text:p>20</text:p>
          </table:table-cell>
          <table:table-cell office:value-type="string">
            <text:p>246</text:p>
          </table:table-cell>
          <table:table-cell office:value-type="string">
            <text:p>Early part of March 1929.</text:p>
          </table:table-cell>
          <table:table-cell/>
          <table:table-cell table:style-name="ce79"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ext:span><text:span text:style-name="T10">to </text:span><text:span text:style-name="T11">New York</text:span><text:span text:style-name="T10"> after the convention and Robert decided to go home with </text:span><text:span text:style-name="T10">them. They insisted that he was not physically able to sail </text:span><text:span text:style-name="T11">"The St. Marie"</text:span><text:span text:style-name="T10"> </text:span><text:span text:style-name="T10">alone and sent a pilot along with him. The trip was uneventful and on </text:span><text:span text:style-name="T11">March 5th</text:span><text:span text:style-name="T10"> Robert arrived in New York. On his arrival he went immediately </text:span><text:span text:style-name="T10">to his office and laboratories where he found Walter and Edna </text:span><text:span text:style-name="T13">glad to see </text:span><text:span text:style-name="T13">him. They told him that he looked much </text:span><text:span text:style-name="T10">improved in health.</text:span></text:p>
          </table:table-cell>
          <table:table-cell table:number-columns-repeated="1019"/>
        </table:table-row>
        <table:table-row table:style-name="ro14">
          <table:table-cell office:value-type="string">
            <text:p>27</text:p>
          </table:table-cell>
          <table:table-cell office:value-type="string">
            <text:p>300</text:p>
          </table:table-cell>
          <table:table-cell table:number-columns-repeated="2"/>
          <table:table-cell table:style-name="ce70"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text:span><text:span text:style-name="T1">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76" office:value-type="string">
            <text:p><text:span text:style-name="T10">Supreme Commander Gordon departed from Washington that night in the </text:span><text:span text:style-name="T10">old </text:span><text:span text:style-name="T11">“St. Marie”</text:span><text:span text:style-name="T10"> which he had ordered brought to Washington to convey </text:span><text:span text:style-name="T10">him back, taking with him Colonel Walter Kennelworth. He had instructed </text:span><text:span text:style-name="T13"><text:s/></text:span><text:span text:style-name="T13">Colonel Edna Kennelworth to meet him at the Mammouth </text:span><text:span text:style-name="T10">Building in New </text:span><text:span text:style-name="T10">York. On arrival he proceeded at once to put the top floor in order for the </text:span><text:span text:style-name="T10">“Demon of Death” to be moved in.</text:span></text:p>
          </table:table-cell>
          <table:table-cell table:number-columns-repeated="1019"/>
        </table:table-row>
        <table:table-row table:style-name="ro7">
          <table:table-cell/>
          <table:table-cell office:value-type="string">
            <text:p>339</text:p>
          </table:table-cell>
          <table:table-cell office:value-type="string">
            <text:p>The dead hours of the night on October 21, 1931.</text:p>
          </table:table-cell>
          <table:table-cell/>
          <table:table-cell table:style-name="ce76"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9">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76"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9">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3" table:default-cell-style-name="ce46"/>
        <table:table-column table:style-name="co74" table:default-cell-style-name="ce46"/>
        <table:table-column table:style-name="co75" table:default-cell-style-name="ce46"/>
        <table:table-column table:style-name="co4" table:default-cell-style-name="ce46"/>
        <table:table-column table:style-name="co76" table:default-cell-style-name="ce46"/>
        <table:table-column table:style-name="co77" table:default-cell-style-name="ce46"/>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2">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46">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11">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48" office:value-type="string">
            <text:p>Tel-Talk uses same plan as the radio.</text:p>
          </table:table-cell>
        </table:table-row>
        <table:table-row table:style-name="ro10">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10">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10">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6">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12">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5">01/15/2013</text:date>, <text:time>17:30: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3-01-15T17:30:15</dc:date>
    <meta:editing-duration>P12DT19H33M8S</meta:editing-duration>
    <meta:editing-cycles>185</meta:editing-cycles>
    <meta:generator>LibreOffice/3.4$Unix LibreOffice_project/340m1$Build-1505</meta:generator>
    <dc:creator>Ryan </dc:creator>
    <meta:document-statistic meta:table-count="16" meta:cell-count="1254" meta:object-count="0"/>
  </office:meta>
</office:document-meta>
</file>